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A9000000347C76E68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9.6cm" fo:margin-left="0cm" fo:margin-right="0cm" table:align="margins"/>
    </style:style>
    <style:style style:name="Tabela1.A" style:family="table-column">
      <style:table-column-properties style:column-width="19.6cm" style:rel-column-width="65535*"/>
    </style:style>
    <style:style style:name="Tabela1.1" style:family="table-row">
      <style:table-row-properties style:min-row-height="1.191cm"/>
    </style:style>
    <style:style style:name="Tabela1.A1" style:family="table-cell">
      <style:table-cell-properties fo:padding="0.097cm" fo:border="0.002cm solid #000000"/>
    </style:style>
    <style:style style:name="Tabela1.2" style:family="table-row">
      <style:table-row-properties style:min-row-height="1.164cm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4.075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margin-left="0cm" fo:margin-right="0cm" fo:text-align="center" style:justify-single-word="false" fo:text-indent="4.075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margin-left="0cm" fo:margin-right="0cm" fo:text-align="center" style:justify-single-word="false" fo:text-indent="0.026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.199cm" fo:text-indent="0cm" style:auto-text-indent="false"/>
    </style:style>
    <style:style style:name="P5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.199cm" fo:text-indent="0cm" style:auto-text-indent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paragraph-properties fo:margin-left="0cm" fo:margin-right="0.199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cm" fo:margin-right="0.199cm" fo:text-indent="0cm" style:auto-text-indent="false"/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Standard">
      <style:paragraph-properties fo:margin-left="0.102cm" fo:margin-right="0.194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left="0.088cm" fo:margin-right="0.194cm" fo:text-indent="0cm" style:auto-text-indent="false">
        <style:tab-stops/>
      </style:paragraph-properties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paragraph-properties fo:margin-left="0.194cm" fo:margin-right="0.194cm" fo:text-indent="-0.079cm" style:auto-text-indent="false">
        <style:tab-stops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margin-left="0.199cm" fo:margin-right="0.199cm" fo:text-indent="0cm" style:auto-text-indent="false"/>
    </style:style>
    <style:style style:name="P13" style:family="paragraph">
      <style:paragraph-properties fo:text-align="start"/>
      <style:text-properties style:text-line-through-style="none" style:font-name="Arial1" fo:font-size="9pt" fo:font-style="normal" style:text-underline-style="none" fo:font-weight="normal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text-line-through-style="none" style:font-name="Arial2" fo:font-size="9pt" fo:font-style="normal" style:text-underline-style="none" fo:font-weight="bold"/>
    </style:style>
    <style:style style:name="P16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7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1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9" style:family="paragraph">
      <style:paragraph-properties fo:text-align="center"/>
      <style:text-properties style:text-line-through-style="none" style:font-name="Arial1" fo:font-size="10pt" fo:font-style="normal" style:text-underline-style="none"/>
    </style:style>
    <style:style style:name="T1" style:family="text">
      <style:text-properties fo:font-variant="normal" fo:text-transform="none" fo:color="#000000" style:font-name="Arial" fo:font-size="8pt" fo:letter-spacing="normal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4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Instituicao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ncurso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m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pca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Titulo1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LogoBanc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LocalPaga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24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25" form:readonly="true" form:tab-index="17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FcReferente1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Referente2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s1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s2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s3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ricao1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ricao2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ricao3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ricao4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ricao5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ricao6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Titulo2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a1" table:style-name="Tabela1">
        <table:table-column table:style-name="Tabela1.A"/>
        <table:table-header-rows>
          <table:table-row table:style-name="Tabela1.1">
            <table:table-cell table:style-name="Tabela1.A1" office:value-type="string">
              <text:p text:style-name="P9">Instituição</text:p>
              <text:p text:style-name="P5"><draw:control text:anchor-type="paragraph" draw:z-index="0" draw:style-name="gr1" draw:text-style-name="P13" svg:width="19.031cm" svg:height="0.56cm" svg:x="0.286cm" svg:y="0.011cm" draw:control="control1"/></text:p>
            </table:table-cell>
          </table:table-row>
        </table:table-header-rows>
        <table:table-row table:style-name="Tabela1.2">
          <table:table-cell table:style-name="Tabela1.A2" office:value-type="string">
            <text:p text:style-name="P10">Concurso</text:p>
            <text:p text:style-name="P6"><draw:control text:anchor-type="paragraph" draw:z-index="1" draw:style-name="gr1" draw:text-style-name="P13" svg:width="19.031cm" svg:height="0.56cm" svg:x="0.286cm" svg:y="0.011cm" draw:control="control2"/></text:p>
          </table:table-cell>
        </table:table-row>
        <table:table-row table:style-name="Tabela1.2">
          <table:table-cell table:style-name="Tabela1.A2" office:value-type="string">
            <text:p text:style-name="P11">Candidato</text:p>
            <text:p text:style-name="P7"><draw:control text:anchor-type="paragraph" draw:z-index="2" draw:style-name="gr1" draw:text-style-name="P13" svg:width="19.031cm" svg:height="0.56cm" svg:x="0.259cm" svg:y="0.011cm" draw:control="control3"/></text:p>
          </table:table-cell>
        </table:table-row>
        <table:table-row table:style-name="Tabela1.2">
          <table:table-cell table:style-name="Tabela1.A2" office:value-type="string">
            <text:p text:style-name="P11">Opção</text:p>
            <text:p text:style-name="P7"><draw:control text:anchor-type="paragraph" draw:z-index="3" draw:style-name="gr1" draw:text-style-name="P13" svg:width="19.031cm" svg:height="0.56cm" svg:x="0.233cm" svg:y="0.011cm" draw:control="control4"/></text:p>
          </table:table-cell>
        </table:table-row>
      </table:table>
      <text:p text:style-name="P8"/>
      <text:p text:style-name="P12"><text:span text:style-name="Strong_20_Emphasis"><text:span text:style-name="T1"/></text:span></text:p>
      <text:p text:style-name="P12"><text:span text:style-name="Strong_20_Emphasis"><text:span text:style-name="T2">Instruções:</text:span></text:span><text:span text:style-name="T3"><text:line-break/></text:span><text:span text:style-name="Emphasis"><text:span text:style-name="T3">1 - Imprima em impressora jato de tinta (ink jet) ou a laser em qualidade normal ou alta. Não use modo econômico.<text:line-break/>2 - Utilize folha A4 (210x297mm) ou carta (216x279mm) .<text:line-break/>3 - Corte na linha indicada. Não rasure, risque, fure ou dobre a região onde se encontra o código de barras.</text:span></text:span></text:p>
      <text:p text:style-name="P4"/>
      <text:p text:style-name="P4"/>
      <text:p text:style-name="P4"><draw:control text:anchor-type="paragraph" draw:z-index="53" draw:style-name="gr1" draw:text-style-name="P18" svg:width="9.799cm" svg:height="0.396cm" svg:x="4.909cm" svg:y="6.105cm" draw:control="control30"/><draw:control text:anchor-type="paragraph" draw:z-index="54" draw:style-name="gr1" draw:text-style-name="P18" svg:width="9.799cm" svg:height="0.396cm" svg:x="4.909cm" svg:y="5.666cm" draw:control="control31"/></text:p>
      <text:p text:style-name="P4"><draw:control text:anchor-type="paragraph" draw:z-index="6" draw:style-name="gr1" draw:text-style-name="P15" svg:width="12.456cm" svg:height="0.537cm" svg:x="6.777cm" svg:y="1.162cm" draw:control="control5"/><draw:rect text:anchor-type="paragraph" draw:z-index="5" draw:style-name="gr2" draw:text-style-name="P14" svg:width="14.569cm" svg:height="1.507cm" svg:x="4.796cm" svg:y="1.041cm"><text:p/></draw:rect><draw:control text:anchor-type="paragraph" draw:z-index="7" draw:style-name="gr1" draw:text-style-name="P16" svg:width="1.311cm" svg:height="1.311cm" svg:x="4.93cm" svg:y="1.169cm" draw:control="control6"/><draw:custom-shape text:anchor-type="paragraph" draw:z-index="8" draw:style-name="gr3" draw:text-style-name="P17" svg:width="10.028cm" svg:height="0.75cm" svg:x="4.796cm" svg:y="2.549cm"><text:p><text:span text:style-name="T4">Local de pagament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" draw:style-name="gr1" draw:text-style-name="P18" svg:width="9.799cm" svg:height="0.396cm" svg:x="4.909cm" svg:y="2.877cm" draw:control="control7"/><draw:custom-shape text:anchor-type="paragraph" draw:z-index="10" draw:style-name="gr3" draw:text-style-name="P17" svg:width="4.552cm" svg:height="0.75cm" svg:x="0.245cm" svg:y="1.041cm"><text:p><text:span text:style-name="T4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3" draw:text-style-name="P17" svg:width="4.552cm" svg:height="0.75cm" svg:x="0.245cm" svg:y="1.799cm"><text:p><text:span text:style-name="T4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3" draw:text-style-name="P17" svg:width="4.552cm" svg:height="0.75cm" svg:x="0.245cm" svg:y="2.549cm"><text:p><text:span text:style-name="T4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3" draw:text-style-name="P17" svg:width="4.552cm" svg:height="0.75cm" svg:x="0.245cm" svg:y="3.298cm"><text:p><text:span text:style-name="T4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3" draw:text-style-name="P17" svg:width="4.552cm" svg:height="0.75cm" svg:x="0.245cm" svg:y="4.048cm"><text:p><text:span text:style-name="T4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3" draw:text-style-name="P17" svg:width="4.552cm" svg:height="0.75cm" svg:x="0.245cm" svg:y="4.798cm"><text:p><text:span text:style-name="T4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3" draw:text-style-name="P17" svg:width="4.552cm" svg:height="0.75cm" svg:x="0.245cm" svg:y="5.547cm"><text:p><text:span text:style-name="T4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3" draw:text-style-name="P17" svg:width="4.552cm" svg:height="0.75cm" svg:x="0.245cm" svg:y="6.297cm"><text:p><text:span text:style-name="T4">(=) Valor Cobrad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8" draw:style-name="gr1" draw:text-style-name="P18" svg:width="4.313cm" svg:height="0.396cm" svg:x="0.356cm" svg:y="1.349cm" draw:control="control8"/><draw:control text:anchor-type="paragraph" draw:z-index="19" draw:style-name="gr1" draw:text-style-name="P18" svg:width="4.315cm" svg:height="0.396cm" svg:x="0.374cm" svg:y="2.854cm" draw:control="control9"/><draw:control text:anchor-type="paragraph" draw:z-index="20" draw:style-name="gr1" draw:text-style-name="P18" svg:width="4.315cm" svg:height="0.396cm" svg:x="0.374cm" svg:y="2.076cm" draw:control="control10"/><draw:control text:anchor-type="paragraph" draw:z-index="21" draw:style-name="gr1" draw:text-style-name="P18" svg:width="4.315cm" svg:height="0.396cm" svg:x="0.374cm" svg:y="3.6cm" draw:control="control11"/><draw:control text:anchor-type="paragraph" draw:z-index="22" draw:style-name="gr1" draw:text-style-name="P18" svg:width="4.315cm" svg:height="0.396cm" svg:x="0.374cm" svg:y="4.35cm" draw:control="control12"/><draw:control text:anchor-type="paragraph" draw:z-index="23" draw:style-name="gr1" draw:text-style-name="P18" svg:width="4.315cm" svg:height="0.396cm" svg:x="0.374cm" svg:y="5.099cm" draw:control="control13"/><draw:control text:anchor-type="paragraph" draw:z-index="24" draw:style-name="gr1" draw:text-style-name="P18" svg:width="4.315cm" svg:height="0.396cm" svg:x="0.374cm" svg:y="5.849cm" draw:control="control14"/><draw:control text:anchor-type="paragraph" draw:z-index="25" draw:style-name="gr1" draw:text-style-name="P18" svg:width="4.315cm" svg:height="0.396cm" svg:x="0.374cm" svg:y="6.616cm" draw:control="control15"/><draw:custom-shape text:anchor-type="paragraph" draw:z-index="26" draw:style-name="gr3" draw:text-style-name="P17" svg:width="4.552cm" svg:height="0.75cm" svg:x="14.824cm" svg:y="2.549cm"><text:p><text:span text:style-name="T4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3" draw:text-style-name="P17" svg:width="4.552cm" svg:height="0.75cm" svg:x="14.824cm" svg:y="3.307cm"><text:p><text:span text:style-name="T4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3" draw:text-style-name="P17" svg:width="4.552cm" svg:height="0.75cm" svg:x="14.824cm" svg:y="4.057cm"><text:p><text:span text:style-name="T4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3" draw:text-style-name="P17" svg:width="4.552cm" svg:height="0.75cm" svg:x="14.824cm" svg:y="4.807cm"><text:p><text:span text:style-name="T4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3" draw:text-style-name="P17" svg:width="4.552cm" svg:height="0.75cm" svg:x="14.824cm" svg:y="5.556cm"><text:p><text:span text:style-name="T4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3" draw:text-style-name="P17" svg:width="4.552cm" svg:height="0.75cm" svg:x="14.824cm" svg:y="6.306cm"><text:p><text:span text:style-name="T4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3" draw:text-style-name="P17" svg:width="4.552cm" svg:height="0.75cm" svg:x="14.824cm" svg:y="7.056cm"><text:p><text:span text:style-name="T4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3" draw:text-style-name="P17" svg:width="4.552cm" svg:height="0.75cm" svg:x="14.824cm" svg:y="7.805cm"><text:p><text:span text:style-name="T4">(=) Valor Cobrad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34" draw:style-name="gr1" draw:text-style-name="P18" svg:width="4.313cm" svg:height="0.396cm" svg:x="14.935cm" svg:y="2.858cm" draw:control="control16"/><draw:control text:anchor-type="paragraph" draw:z-index="35" draw:style-name="gr1" draw:text-style-name="P18" svg:width="4.315cm" svg:height="0.396cm" svg:x="14.952cm" svg:y="4.362cm" draw:control="control17"/><draw:control text:anchor-type="paragraph" draw:z-index="36" draw:style-name="gr1" draw:text-style-name="P18" svg:width="4.315cm" svg:height="0.396cm" svg:x="14.952cm" svg:y="3.584cm" draw:control="control18"/><draw:control text:anchor-type="paragraph" draw:z-index="37" draw:style-name="gr1" draw:text-style-name="P18" svg:width="4.315cm" svg:height="0.396cm" svg:x="14.952cm" svg:y="5.108cm" draw:control="control19"/><draw:control text:anchor-type="paragraph" draw:z-index="38" draw:style-name="gr1" draw:text-style-name="P18" svg:width="4.315cm" svg:height="0.396cm" svg:x="14.952cm" svg:y="5.858cm" draw:control="control20"/><draw:control text:anchor-type="paragraph" draw:z-index="39" draw:style-name="gr1" draw:text-style-name="P18" svg:width="4.315cm" svg:height="0.396cm" svg:x="14.952cm" svg:y="6.608cm" draw:control="control21"/><draw:control text:anchor-type="paragraph" draw:z-index="40" draw:style-name="gr1" draw:text-style-name="P18" svg:width="4.315cm" svg:height="0.396cm" svg:x="14.952cm" svg:y="7.357cm" draw:control="control22"/><draw:control text:anchor-type="paragraph" draw:z-index="41" draw:style-name="gr1" draw:text-style-name="P18" svg:width="4.315cm" svg:height="0.396cm" svg:x="14.952cm" svg:y="8.124cm" draw:control="control23"/><draw:custom-shape text:anchor-type="paragraph" draw:z-index="42" draw:style-name="gr3" draw:text-style-name="P17" svg:width="10.028cm" svg:height="1.486cm" svg:x="4.796cm" svg:y="3.311cm"><text:p><text:span text:style-name="T4">Referente 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3" draw:text-style-name="P17" svg:width="10.039cm" svg:height="2.239cm" svg:x="4.796cm" svg:y="4.807cm"><text:p><text:span text:style-name="T4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4" draw:text-style-name="P17" svg:width="10.028cm" svg:height="1.486cm" svg:x="4.796cm" svg:y="7.04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4" draw:text-style-name="P17" svg:width="4.552cm" svg:height="4.024cm" svg:x="0.245cm" svg:y="7.04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4" draw:text-style-name="P17" svg:width="14.569cm" svg:height="2.513cm" svg:x="4.796cm" svg:y="8.555cm"><text:p/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47" draw:style-name="gr1" draw:text-style-name="P16" svg:width="10.891cm" svg:height="1.301cm" svg:x="6.369cm" svg:y="9.444cm" draw:control="control24"/><draw:control text:anchor-type="paragraph" draw:z-index="48" draw:style-name="gr1" draw:text-style-name="P19" svg:width="10.891cm" svg:height="0.5cm" svg:x="6.369cm" svg:y="8.819cm" draw:control="control25"/><draw:control text:anchor-type="paragraph" draw:z-index="49" draw:style-name="gr1" draw:text-style-name="P18" svg:width="9.799cm" svg:height="0.396cm" svg:x="4.909cm" svg:y="3.706cm" draw:control="control26"/><draw:control text:anchor-type="paragraph" draw:z-index="50" draw:style-name="gr1" draw:text-style-name="P18" svg:width="9.799cm" svg:height="0.396cm" svg:x="4.909cm" svg:y="4.136cm" draw:control="control27"/><draw:control text:anchor-type="paragraph" draw:z-index="51" draw:style-name="gr1" draw:text-style-name="P18" svg:width="9.799cm" svg:height="0.396cm" svg:x="4.909cm" svg:y="6.465cm" draw:control="control28"/><draw:control text:anchor-type="paragraph" draw:z-index="52" draw:style-name="gr1" draw:text-style-name="P18" svg:width="9.799cm" svg:height="0.396cm" svg:x="4.909cm" svg:y="6.036cm" draw:control="control29"/><draw:control text:anchor-type="paragraph" draw:z-index="55" draw:style-name="gr1" draw:text-style-name="P18" svg:width="9.799cm" svg:height="0.396cm" svg:x="4.909cm" svg:y="7.216cm" draw:control="control32"/><draw:control text:anchor-type="paragraph" draw:z-index="56" draw:style-name="gr1" draw:text-style-name="P18" svg:width="9.799cm" svg:height="0.396cm" svg:x="4.909cm" svg:y="7.639cm" draw:control="control33"/><draw:control text:anchor-type="paragraph" draw:z-index="57" draw:style-name="gr1" draw:text-style-name="P18" svg:width="9.799cm" svg:height="0.396cm" svg:x="4.909cm" svg:y="8.063cm" draw:control="control34"/><draw:control text:anchor-type="paragraph" draw:z-index="58" draw:style-name="gr1" draw:text-style-name="P18" svg:width="4.326cm" svg:height="0.396cm" svg:x="0.379cm" svg:y="7.168cm" draw:control="control35"/><draw:control text:anchor-type="paragraph" draw:z-index="59" draw:style-name="gr1" draw:text-style-name="P18" svg:width="4.326cm" svg:height="0.396cm" svg:x="0.379cm" svg:y="7.592cm" draw:control="control36"/><draw:control text:anchor-type="paragraph" draw:z-index="60" draw:style-name="gr1" draw:text-style-name="P18" svg:width="4.326cm" svg:height="0.396cm" svg:x="0.379cm" svg:y="8.015cm" draw:control="control37"/><draw:control text:anchor-type="paragraph" draw:z-index="61" draw:style-name="gr1" draw:text-style-name="P18" svg:width="4.326cm" svg:height="0.396cm" svg:x="0.379cm" svg:y="8.438cm" draw:control="control38"/><draw:control text:anchor-type="paragraph" draw:z-index="62" draw:style-name="gr1" draw:text-style-name="P18" svg:width="4.326cm" svg:height="0.396cm" svg:x="0.379cm" svg:y="8.878cm" draw:control="control39"/><draw:control text:anchor-type="paragraph" draw:z-index="63" draw:style-name="gr1" draw:text-style-name="P18" svg:width="4.326cm" svg:height="0.396cm" svg:x="0.379cm" svg:y="9.301cm" draw:control="control40"/><draw:control text:anchor-type="paragraph" draw:z-index="64" draw:style-name="gr1" draw:text-style-name="P15" svg:width="12.456cm" svg:height="0.537cm" svg:x="6.777cm" svg:y="1.713cm" draw:control="control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4.075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margin-left="0cm" fo:margin-right="0cm" fo:text-align="center" style:justify-single-word="false" fo:text-indent="4.075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margin-left="0cm" fo:margin-right="0cm" fo:text-align="center" style:justify-single-word="false" fo:text-indent="0.026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y="0.005cm" svg:width="3.903cm" svg:height="1.099cm" draw:z-index="4"><draw:image xlink:href="Pictures/10000000000000A9000000347C76E68C.gif" xlink:type="simple" xlink:show="embed" xlink:actuate="onLoad"/></draw:frame></text:p>
        <text:p text:style-name="MP1"/>
        <text:p text:style-name="MP2"/>
        <text:p text:style-name="MP3">FUNDAÇÃO DE APOIO À EDUCAÇÃO E AO DESENVOLVIMENTO TECNOLÓGICO DO PIAUÍ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Misael Queiroz</meta:initial-creator>
    <meta:creation-date>2008-01-18T19:37:11</meta:creation-date>
    <dc:date>2011-03-01T19:34:41.37</dc:date>
    <meta:editing-cycles>179</meta:editing-cycles>
    <meta:editing-duration>PT13H22M07S</meta:editing-duration>
    <meta:printed-by>Misael Queiroz</meta:printed-by>
    <meta:print-date>2010-05-31T11:26:58.03</meta:print-date>
    <dc:creator>Sávio Mota</dc:creator>
    <meta:document-statistic meta:table-count="1" meta:image-count="1" meta:object-count="0" meta:page-count="1" meta:paragraph-count="6" meta:word-count="69" meta:character-count="393"/>
    <meta:user-defined meta:name="Info 1"/>
    <meta:user-defined meta:name="Info 2"/>
    <meta:user-defined meta:name="Info 3"/>
    <meta:user-defined meta:name="Info 4"/>
  </office:meta>
</office:document-meta>
</file>